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</style:style>
    <style:style style:name="gr6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family="Symbol" style:font-style-name="Regular" style:font-pitch="variable" style:font-charset="x-symbol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Symbol" style:font-style-name="Regular" style:font-pitch="variable" style:font-charset="x-symbol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3.335cm" svg:x="4.17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06cm" svg:y1="13.261cm" svg:x2="18.106cm" svg:y2="13.261cm">
          <text:p/>
        </draw:line>
        <draw:line draw:style-name="gr2" draw:text-style-name="P1" draw:layer="layout" svg:x1="10.902cm" svg:y1="20.561cm" svg:x2="10.902cm" svg:y2="5.985cm">
          <text:p/>
        </draw:line>
        <draw:line draw:style-name="gr2" draw:text-style-name="P1" draw:layer="layout" svg:x1="10.902cm" svg:y1="13.261cm" svg:x2="14.97cm" svg:y2="8.161cm">
          <text:p/>
        </draw:line>
        <draw:line draw:style-name="gr3" draw:text-style-name="P1" draw:layer="layout" svg:x1="14.97cm" svg:y1="8.161cm" svg:x2="14.97cm" svg:y2="13.261cm">
          <text:p/>
        </draw:line>
        <draw:frame draw:style-name="gr4" draw:layer="layout" svg:width="1.905cm" svg:height="0.962cm" svg:x="14.97cm" svg:y="6.99cm">
          <draw:text-box>
            <text:p>x,z</text:p>
          </draw:text-box>
        </draw:frame>
        <draw:frame draw:style-name="gr4" draw:text-style-name="P2" draw:layer="layout" svg:width="1.27cm" svg:height="0.962cm" svg:x="10.432cm" svg:y="4.965cm">
          <draw:text-box>
            <text:p text:style-name="P2"><text:span text:style-name="T1">Z</text:span></text:p>
          </draw:text-box>
        </draw:frame>
        <draw:frame draw:style-name="gr5" draw:text-style-name="P3" draw:layer="layout" svg:width="0.879cm" svg:height="0.899cm" svg:x="11.795cm" svg:y="12.189cm">
          <draw:text-box>
            <text:p><text:span text:style-name="T2">a</text:span></text:p>
          </draw:text-box>
        </draw:frame>
        <draw:frame draw:style-name="gr4" draw:text-style-name="P2" draw:layer="layout" svg:width="0.982cm" svg:height="0.962cm" svg:x="18.241cm" svg:y="12.711cm">
          <draw:text-box>
            <text:p text:style-name="P2"><text:span text:style-name="T1">X</text:span></text:p>
          </draw:text-box>
        </draw:frame>
        <draw:frame draw:style-name="gr6" draw:text-style-name="P4" draw:layer="layout" svg:width="1.056cm" svg:height="0.986cm" svg:x="19.534cm" svg:y="12.714cm">
          <draw:text-box>
            <text:p text:style-name="P4"><text:span text:style-name="T3">0</text:span><text:span text:style-name="T4">o</text:span></text:p>
          </draw:text-box>
        </draw:frame>
        <draw:frame draw:style-name="gr7" draw:text-style-name="P4" draw:layer="layout" svg:width="1.759cm" svg:height="0.986cm" svg:x="10.036cm" svg:y="4.175cm">
          <draw:text-box>
            <text:p text:style-name="P4"><text:span text:style-name="T3">270</text:span><text:span text:style-name="T4">o</text:span></text:p>
          </draw:text-box>
        </draw:frame>
        <draw:frame draw:style-name="gr7" draw:text-style-name="P4" draw:layer="layout" svg:width="1.759cm" svg:height="0.986cm" svg:x="1.92cm" svg:y="12.773cm">
          <draw:text-box>
            <text:p text:style-name="P4"><text:span text:style-name="T3">180</text:span><text:span text:style-name="T4">o</text:span></text:p>
          </draw:text-box>
        </draw:frame>
        <draw:frame draw:style-name="gr7" draw:text-style-name="P4" draw:layer="layout" svg:width="1.408cm" svg:height="0.986cm" svg:x="10.387cm" svg:y="20.685cm">
          <draw:text-box>
            <text:p text:style-name="P4"><text:span text:style-name="T3">90</text:span><text:span text:style-name="T4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09-18T12:08:58</meta:creation-date>
    <dc:date>2011-01-01T16:09:12</dc:date>
    <dc:creator>Etay Meiri</dc:creator>
    <meta:editing-duration>PT03H35M30S</meta:editing-duration>
    <meta:editing-cycles>7</meta:editing-cycles>
    <meta:generator>OpenOffice.org/3.2$Unix OpenOffice.org_project/320m19$Build-9505</meta:generator>
    <meta:document-statistic meta:object-count="13"/>
  </office:meta>
</office:document-meta>
</file>